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、なんですか！　メイドだからってヘンな目で
見るのやめてください！</text:p>
          </table:table-cell>
          <table:table-cell table:style-name="ce0"/>
          <table:table-cell table:style-name="ce0"/>
          <table:table-cell table:style-name="ce0" office:value-type="string">
            <text:p>Wh-What is it?! Just because I'm a maid,
it doesn't mean you can stare at me!</text:p>
          </table:table-cell>
          <table:table-cell table:number-columns-repeated="1020"/>
        </table:table-row>
        <table:table-row>
          <table:table-cell table:style-name="ce0" office:value-type="string">
            <text:p>いえ、その・・・絶対見るなってことじゃなくて、
ふ、普通に見るだけなら・・・というか、あの・・・
まあ、ちょっとくらいなら下心があってもいいかな
っていうか・・・////</text:p>
          </table:table-cell>
          <table:table-cell table:style-name="ce0"/>
          <table:table-cell table:style-name="ce0"/>
          <table:table-cell table:style-name="ce0" office:value-type="string">
            <text:p>Well, I mean... I'm not saying you absolutely
can't look—you can look a normal amount...
that is, um... I don't mind if you have just a
tiny bit of an ulterior motive... ////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あ・・・く・・・ぅ・・・あ、せ、せんぱい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テランメイド
「何、どうしたの？　ちゃんとお仕事に集中
　しなさ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新人メイド
「すみませんっ　お、お手洗いに行かせて
　くだ・・・さいっ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テランメイド
「だめよ！　王宮に仕えるメイドなら、それくらい
　我慢しなさ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新人メイド
「そんなっ！　でも、わ、わたし・・・もう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新人メイド
「ほんとに・・・がまんが・・・っ、ぁ、あ・・・っ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新人メイド
「いやっ、もうだめっ！！　す、すぐに戻り
　ますぅっ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テランメイド
「あ！　こら！！　待ちなさい！！　（ここで
　逃がしてなるものかぁっ！！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テランメイド
「（あんなに太ももをすり合わせちゃって♪
　もう限界が近いのね♪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4+01:00</meta:creation-date>
    <dc:date>2019-11-03T17:42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